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71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58mm"/>
    </style:style>
    <style:style style:name="co11" style:family="table-column">
      <style:table-column-properties fo:break-before="auto" style:column-width="42.9mm"/>
    </style:style>
    <style:style style:name="co12" style:family="table-column">
      <style:table-column-properties fo:break-before="auto" style:column-width="45.95mm"/>
    </style:style>
    <style:style style:name="co13" style:family="table-column">
      <style:table-column-properties fo:break-before="auto" style:column-width="58.14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0.98mm"/>
    </style:style>
    <style:style style:name="co17" style:family="table-column">
      <style:table-column-properties fo:break-before="auto" style:column-width="33.53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6.37mm"/>
    </style:style>
    <style:style style:name="co21" style:family="table-column">
      <style:table-column-properties fo:break-before="auto" style:column-width="48.77mm"/>
    </style:style>
    <style:style style:name="co22" style:family="table-column">
      <style:table-column-properties fo:break-before="auto" style:column-width="38.98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103.66mm"/>
    </style:style>
    <style:style style:name="co25" style:family="table-column">
      <style:table-column-properties fo:break-before="auto" style:column-width="22.44mm"/>
    </style:style>
    <style:style style:name="co26" style:family="table-column">
      <style:table-column-properties fo:break-before="auto" style:column-width="48.35mm"/>
    </style:style>
    <style:style style:name="co27" style:family="table-column">
      <style:table-column-properties fo:break-before="auto" style:column-width="45.3mm"/>
    </style:style>
    <style:style style:name="co28" style:family="table-column">
      <style:table-column-properties fo:break-before="auto" style:column-width="69.25mm"/>
    </style:style>
    <style:style style:name="co29" style:family="table-column">
      <style:table-column-properties fo:break-before="auto" style:column-width="37.02mm"/>
    </style:style>
    <style:style style:name="co30" style:family="table-column">
      <style:table-column-properties fo:break-before="auto" style:column-width="75.57mm"/>
    </style:style>
    <style:style style:name="co31" style:family="table-column">
      <style:table-column-properties fo:break-before="auto" style:column-width="85.14mm"/>
    </style:style>
    <style:style style:name="co32" style:family="table-column">
      <style:table-column-properties fo:break-before="auto" style:column-width="42.25mm"/>
    </style:style>
    <style:style style:name="co33" style:family="table-column">
      <style:table-column-properties fo:break-before="auto" style:column-width="76.66mm"/>
    </style:style>
    <style:style style:name="co34" style:family="table-column">
      <style:table-column-properties fo:break-before="auto" style:column-width="44.86mm"/>
    </style:style>
    <style:style style:name="co35" style:family="table-column">
      <style:table-column-properties fo:break-before="auto" style:column-width="57.93mm"/>
    </style:style>
    <style:style style:name="co36" style:family="table-column">
      <style:table-column-properties fo:break-before="auto" style:column-width="87.33mm"/>
    </style:style>
    <style:style style:name="co37" style:family="table-column">
      <style:table-column-properties fo:break-before="auto" style:column-width="55.09mm"/>
    </style:style>
    <style:style style:name="co38" style:family="table-column">
      <style:table-column-properties fo:break-before="auto" style:column-width="85.58mm"/>
    </style:style>
    <style:style style:name="co39" style:family="table-column">
      <style:table-column-properties fo:break-before="auto" style:column-width="64.89mm"/>
    </style:style>
    <style:style style:name="co40" style:family="table-column">
      <style:table-column-properties fo:break-before="auto" style:column-width="71.44mm"/>
    </style:style>
    <style:style style:name="co41" style:family="table-column">
      <style:table-column-properties fo:break-before="auto" style:column-width="50.31mm"/>
    </style:style>
    <style:style style:name="co42" style:family="table-column">
      <style:table-column-properties fo:break-before="auto" style:column-width="56.18mm"/>
    </style:style>
    <style:style style:name="co43" style:family="table-column">
      <style:table-column-properties fo:break-before="auto" style:column-width="49.65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44mm"/>
    </style:style>
    <style:style style:name="co47" style:family="table-column">
      <style:table-column-properties fo:break-before="auto" style:column-width="61.63mm"/>
    </style:style>
    <style:style style:name="co48" style:family="table-column">
      <style:table-column-properties fo:break-before="auto" style:column-width="73.82mm"/>
    </style:style>
    <style:style style:name="co49" style:family="table-column">
      <style:table-column-properties fo:break-before="auto" style:column-width="45.74mm"/>
    </style:style>
    <style:style style:name="co50" style:family="table-column">
      <style:table-column-properties fo:break-before="auto" style:column-width="76.22mm"/>
    </style:style>
    <style:style style:name="co51" style:family="table-column">
      <style:table-column-properties fo:break-before="auto" style:column-width="55.76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42mm"/>
    </style:style>
    <style:style style:name="co54" style:family="table-column">
      <style:table-column-properties fo:break-before="auto" style:column-width="83.41mm"/>
    </style:style>
    <style:style style:name="co55" style:family="table-column">
      <style:table-column-properties fo:break-before="auto" style:column-width="43.34mm"/>
    </style:style>
    <style:style style:name="co56" style:family="table-column">
      <style:table-column-properties fo:break-before="auto" style:column-width="75.78mm"/>
    </style:style>
    <style:style style:name="co57" style:family="table-column">
      <style:table-column-properties fo:break-before="auto" style:column-width="40.29mm"/>
    </style:style>
    <style:style style:name="co58" style:family="table-column">
      <style:table-column-properties fo:break-before="auto" style:column-width="71mm"/>
    </style:style>
    <style:style style:name="co59" style:family="table-column">
      <style:table-column-properties fo:break-before="auto" style:column-width="59.88mm"/>
    </style:style>
    <style:style style:name="co60" style:family="table-column">
      <style:table-column-properties fo:break-before="auto" style:column-width="57.04mm"/>
    </style:style>
    <style:style style:name="co61" style:family="table-column">
      <style:table-column-properties fo:break-before="auto" style:column-width="46.81mm"/>
    </style:style>
    <style:style style:name="co62" style:family="table-column">
      <style:table-column-properties fo:break-before="auto" style:column-width="40.08mm"/>
    </style:style>
    <style:style style:name="co63" style:family="table-column">
      <style:table-column-properties fo:break-before="auto" style:column-width="54.66mm"/>
    </style:style>
    <style:style style:name="co64" style:family="table-column">
      <style:table-column-properties fo:break-before="auto" style:column-width="53.57mm"/>
    </style:style>
    <style:style style:name="co65" style:family="table-column">
      <style:table-column-properties fo:break-before="auto" style:column-width="50.09mm"/>
    </style:style>
    <style:style style:name="co66" style:family="table-column">
      <style:table-column-properties fo:break-before="auto" style:column-width="56.62mm"/>
    </style:style>
    <style:style style:name="co67" style:family="table-column">
      <style:table-column-properties fo:break-before="auto" style:column-width="53.13mm"/>
    </style:style>
    <style:style style:name="co68" style:family="table-column">
      <style:table-column-properties fo:break-before="auto" style:column-width="65.55mm"/>
    </style:style>
    <style:style style:name="co69" style:family="table-column">
      <style:table-column-properties fo:break-before="auto" style:column-width="47.04mm"/>
    </style:style>
    <style:style style:name="co70" style:family="table-column">
      <style:table-column-properties fo:break-before="auto" style:column-width="53.8mm"/>
    </style:style>
    <style:style style:name="co71" style:family="table-column">
      <style:table-column-properties fo:break-before="auto" style:column-width="47.25mm"/>
    </style:style>
    <style:style style:name="co72" style:family="table-column">
      <style:table-column-properties fo:break-before="auto" style:column-width="63.82mm"/>
    </style:style>
    <style:style style:name="co73" style:family="table-column">
      <style:table-column-properties fo:break-before="auto" style:column-width="32.01mm"/>
    </style:style>
    <style:style style:name="co74" style:family="table-column">
      <style:table-column-properties fo:break-before="auto" style:column-width="27.45mm"/>
    </style:style>
    <style:style style:name="co75" style:family="table-column">
      <style:table-column-properties fo:break-before="auto" style:column-width="63.59mm"/>
    </style:style>
    <style:style style:name="co76" style:family="table-column">
      <style:table-column-properties fo:break-before="auto" style:column-width="44.2mm"/>
    </style:style>
    <style:style style:name="co77" style:family="table-column">
      <style:table-column-properties fo:break-before="auto" style:column-width="31.36mm"/>
    </style:style>
    <style:style style:name="co78" style:family="table-column">
      <style:table-column-properties fo:break-before="auto" style:column-width="37.24mm"/>
    </style:style>
    <style:style style:name="co79" style:family="table-column">
      <style:table-column-properties fo:break-before="auto" style:column-width="50.75mm"/>
    </style:style>
    <style:style style:name="co80" style:family="table-column">
      <style:table-column-properties fo:break-before="auto" style:column-width="39.19mm"/>
    </style:style>
    <style:style style:name="co81" style:family="table-column">
      <style:table-column-properties fo:break-before="auto" style:column-width="58.58mm"/>
    </style:style>
    <style:style style:name="co82" style:family="table-column">
      <style:table-column-properties fo:break-before="auto" style:column-width="51.61mm"/>
    </style:style>
    <style:style style:name="co83" style:family="table-column">
      <style:table-column-properties fo:break-before="auto" style:column-width="59.67mm"/>
    </style:style>
    <style:style style:name="co84" style:family="table-column">
      <style:table-column-properties fo:break-before="auto" style:column-width="54.87mm"/>
    </style:style>
    <style:style style:name="co85" style:family="table-column">
      <style:table-column-properties fo:break-before="auto" style:column-width="65.78mm"/>
    </style:style>
    <style:style style:name="co86" style:family="table-column">
      <style:table-column-properties fo:break-before="auto" style:column-width="73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style:style style:name="ta50" style:family="table" style:master-page-name="PageStyle_5f_06_5f_Graphique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rotation-align="none"/>
    </style:style>
    <style:style style:name="ce9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Normal_20_2">
      <style:table-cell-properties fo:background-color="#ffff00" style:rotation-align="none"/>
    </style:style>
    <style:style style:name="ce11" style:family="table-cell" style:parent-style-name="Normal_20_2" style:data-style-name="N1">
      <style:table-cell-properties style:rotation-align="none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Normal_20_3">
      <style:table-cell-properties fo:background-color="#ffff00" style:rotation-align="none"/>
    </style:style>
    <style:style style:name="ce1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4">
      <style:table-cell-properties style:rotation-align="none"/>
    </style:style>
    <style:style style:name="ce1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fo:background-color="#ffff00" style:rotation-align="none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Normal_20_2">
      <style:table-cell-properties style:rotation-align="none"/>
    </style:style>
    <style:style style:name="ce4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4" style:family="table-cell" style:parent-style-name="Normal_20_2">
      <style:table-cell-properties fo:background-color="#ffff00" style:rotation-align="none"/>
    </style:style>
    <style:style style:name="ce45" style:family="table-cell" style:parent-style-name="Normal_20_2" style:data-style-name="N1">
      <style:table-cell-properties style:rotation-align="none"/>
    </style:style>
    <style:style style:name="ce46" style:family="table-cell" style:parent-style-name="Normal_20_3">
      <style:table-cell-properties style:rotation-align="none"/>
    </style:style>
    <style:style style:name="ce47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8" style:family="table-cell" style:parent-style-name="Normal_20_3">
      <style:table-cell-properties fo:background-color="#ffff00" style:rotation-align="none"/>
    </style:style>
    <style:style style:name="ce49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20_4">
      <style:table-cell-properties style:rotation-align="none"/>
    </style:style>
    <style:style style:name="ce51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5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5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5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5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5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5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5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5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5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5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5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5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5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5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5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5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5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5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5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5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5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5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5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5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5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5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5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5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5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5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5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5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5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5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5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5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5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5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5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5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5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5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5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5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5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5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5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7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500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40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39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39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  <table:table-cell table:style-name="ce41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41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41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41"/>
          <table:table-cell table:number-columns-repeated="1014"/>
        </table:table-row>
        <table:table-row table:style-name="ro1" table:number-rows-repeated="10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rue_libelle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ue_libdebut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ue_libfin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ue_complement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intervenant_1</text:p>
          </table:table-cell>
          <table:table-cell table:style-name="ce36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float_1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2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3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4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5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6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7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8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9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loat_10</text:p>
          </table:table-cell>
          <table:table-cell table:style-name="ce38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42"/>
        <table:table-column table:style-name="co24" table:default-cell-style-name="ce42"/>
        <table:table-column table:style-name="co11" table:number-columns-repeated="3" table:default-cell-style-name="ce42"/>
        <table:table-column table:style-name="co25" table:number-columns-repeated="1017" table:default-cell-style-name="ce4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42"/>
        <table:table-column table:style-name="co27" table:number-columns-repeated="12" table:default-cell-style-name="ce42"/>
        <table:table-column table:style-name="co25" table:number-columns-repeated="1011" table:default-cell-style-name="ce4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42"/>
        <table:table-column table:style-name="co28" table:number-columns-repeated="4" table:default-cell-style-name="ce42"/>
        <table:table-column table:style-name="co29" table:number-columns-repeated="2" table:default-cell-style-name="ce42"/>
        <table:table-column table:style-name="co23" table:default-cell-style-name="ce42"/>
        <table:table-column table:style-name="co28" table:default-cell-style-name="ce42"/>
        <table:table-column table:style-name="co25" table:number-columns-repeated="1015" table:default-cell-style-name="ce4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2" office:value-type="string" calcext:value-type="string">
            <text:p>Descriptionsystem(pk_descriptionsystem)</text:p>
          </table:table-cell>
          <table:table-cell table:style-name="ce37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42"/>
        <table:table-column table:style-name="co32" table:default-cell-style-name="ce42"/>
        <table:table-column table:style-name="co33" table:default-cell-style-name="ce42"/>
        <table:table-column table:style-name="co32" table:number-columns-repeated="4" table:default-cell-style-name="ce42"/>
        <table:table-column table:style-name="co34" table:default-cell-style-name="ce42"/>
        <table:table-column table:style-name="co25" table:number-columns-repeated="1016" table:default-cell-style-name="ce4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7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table:table-column table:style-name="co35" table:default-cell-style-name="ce42"/>
        <table:table-column table:style-name="co20" table:number-columns-repeated="2" table:default-cell-style-name="ce42"/>
        <table:table-column table:style-name="co36" table:default-cell-style-name="ce42"/>
        <table:table-column table:style-name="co20" table:number-columns-repeated="5" table:default-cell-style-name="ce42"/>
        <table:table-column table:style-name="co25" table:number-columns-repeated="1015" table:default-cell-style-name="ce4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7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42"/>
        <table:table-column table:style-name="co37" table:number-columns-repeated="10" table:default-cell-style-name="ce42"/>
        <table:table-column table:style-name="co25" table:number-columns-repeated="1013" table:default-cell-style-name="ce4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42"/>
        <table:table-column table:style-name="co20" table:default-cell-style-name="ce42"/>
        <table:table-column table:style-name="co38" table:default-cell-style-name="ce42"/>
        <table:table-column table:style-name="co39" table:default-cell-style-name="ce42"/>
        <table:table-column table:style-name="co20" table:number-columns-repeated="4" table:default-cell-style-name="ce42"/>
        <table:table-column table:style-name="co25" table:number-columns-repeated="1016" table:default-cell-style-name="ce4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7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table:table-column table:style-name="co40" table:default-cell-style-name="ce42"/>
        <table:table-column table:style-name="co41" table:number-columns-repeated="7" table:default-cell-style-name="ce42"/>
        <table:table-column table:style-name="co25" table:number-columns-repeated="1016" table:default-cell-style-name="ce4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8" office:value-type="string" calcext:value-type="string">
            <text:p>Travaux déjà réalisés</text:p>
          </table:table-cell>
          <table:table-cell table:style-name="ce38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commentaire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46"/>
        <table:table-column table:style-name="co43" table:number-columns-repeated="7" table:default-cell-style-name="ce46"/>
        <table:table-column table:style-name="co25" table:number-columns-repeated="1016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2" office:value-type="string" calcext:value-type="string">
            <text:p>Descriptionsystem(pk_descriptionsystem)</text:p>
          </table:table-cell>
          <table:table-cell table:style-name="ce37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47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table:table-column table:style-name="co44" table:default-cell-style-name="ce46"/>
        <table:table-column table:style-name="co45" table:number-columns-repeated="9" table:default-cell-style-name="ce46"/>
        <table:table-column table:style-name="co25" table:number-columns-repeated="1014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46"/>
        <table:table-column table:style-name="co47" table:number-columns-repeated="7" table:default-cell-style-name="ce46"/>
        <table:table-column table:style-name="co25" table:number-columns-repeated="1016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46"/>
        <table:table-column table:style-name="co49" table:number-columns-repeated="7" table:default-cell-style-name="ce46"/>
        <table:table-column table:style-name="co25" table:number-columns-repeated="1016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46"/>
        <table:table-column table:style-name="co51" table:number-columns-repeated="10" table:default-cell-style-name="ce46"/>
        <table:table-column table:style-name="co25" table:number-columns-repeated="1013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46"/>
        <table:table-column table:style-name="co52" table:number-columns-repeated="4" table:default-cell-style-name="ce46"/>
        <table:table-column table:style-name="co53" table:default-cell-style-name="ce46"/>
        <table:table-column table:style-name="co52" table:default-cell-style-name="ce46"/>
        <table:table-column table:style-name="co25" table:number-columns-repeated="1017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46"/>
        <table:table-column table:style-name="co55" table:default-cell-style-name="ce46"/>
        <table:table-column table:style-name="co8" table:default-cell-style-name="ce46"/>
        <table:table-column table:style-name="co55" table:number-columns-repeated="6" table:default-cell-style-name="ce46"/>
        <table:table-column table:style-name="co25" table:number-columns-repeated="1015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46"/>
        <table:table-column table:style-name="co57" table:number-columns-repeated="11" table:default-cell-style-name="ce46"/>
        <table:table-column table:style-name="co25" table:number-columns-repeated="1012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50">
        <office:forms form:automatic-focus="false" form:apply-design-mode="false"/>
        <table:table-column table:style-name="co39" table:default-cell-style-name="ce46"/>
        <table:table-column table:style-name="co51" table:number-columns-repeated="8" table:default-cell-style-name="ce46"/>
        <table:table-column table:style-name="co25" table:number-columns-repeated="1015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Pointtopo" table:style-name="ta28">
        <office:forms form:automatic-focus="false" form:apply-design-mode="false"/>
        <table:table-column table:style-name="co46" table:default-cell-style-name="ce46"/>
        <table:table-column table:style-name="co58" table:default-cell-style-name="ce46"/>
        <table:table-column table:style-name="co59" table:default-cell-style-name="ce46"/>
        <table:table-column table:style-name="co14" table:number-columns-repeated="11" table:default-cell-style-name="ce46"/>
        <table:table-column table:style-name="co25" table:number-columns-repeated="1010" table:default-cell-style-name="ce46"/>
        <table:table-row table:style-name="ro1">
          <table:table-cell office:value-type="string" calcext:value-type="string">
            <text:p>#DJAN</text:p>
          </table:table-cell>
          <table:table-cell table:style-name="ce49" office:value-type="string" calcext:value-type="string">
            <text:p>SELECT Pointtopo.* FROM Pointto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9" office:value-type="string" calcext:value-type="string">
            <text:p>SELECT Pointtopo.* FROM Pointto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ONLYONEPARENTTABLE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ointtop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pointtop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46"/>
        <table:table-column table:style-name="co60" table:number-columns-repeated="8" table:default-cell-style-name="ce46"/>
        <table:table-column table:style-name="co25" table:number-columns-repeated="1015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1" table:default-cell-style-name="ce46"/>
        <table:table-column table:style-name="co62" table:number-columns-repeated="7" table:default-cell-style-name="ce46"/>
        <table:table-column table:style-name="co25" table:number-columns-repeated="1016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46"/>
        <table:table-column table:style-name="co63" table:number-columns-repeated="7" table:default-cell-style-name="ce46"/>
        <table:table-column table:style-name="co25" table:number-columns-repeated="1016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4" table:default-cell-style-name="ce46"/>
        <table:table-column table:style-name="co65" table:number-columns-repeated="6" table:default-cell-style-name="ce46"/>
        <table:table-column table:style-name="co25" table:number-columns-repeated="1017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6" table:default-cell-style-name="ce46"/>
        <table:table-column table:style-name="co67" table:number-columns-repeated="8" table:default-cell-style-name="ce46"/>
        <table:table-column table:style-name="co25" table:number-columns-repeated="1015" table:default-cell-style-name="ce4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7" table:default-cell-style-name="ce46"/>
        <table:table-column table:style-name="co11" table:number-columns-repeated="7" table:default-cell-style-name="ce46"/>
        <table:table-column table:style-name="co25" table:number-columns-repeated="1016" table:default-cell-style-name="ce4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8" table:default-cell-style-name="ce46"/>
        <table:table-column table:style-name="co63" table:number-columns-repeated="6" table:default-cell-style-name="ce46"/>
        <table:table-column table:style-name="co25" table:number-columns-repeated="1017" table:default-cell-style-name="ce4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9" table:default-cell-style-name="ce46"/>
        <table:table-column table:style-name="co70" table:number-columns-repeated="6" table:default-cell-style-name="ce46"/>
        <table:table-column table:style-name="co25" table:number-columns-repeated="1017" table:default-cell-style-name="ce4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1" table:default-cell-style-name="ce46"/>
        <table:table-column table:style-name="co72" table:default-cell-style-name="ce46"/>
        <table:table-column table:style-name="co25" table:number-columns-repeated="3" table:default-cell-style-name="ce46"/>
        <table:table-column table:style-name="co73" table:default-cell-style-name="ce46"/>
        <table:table-column table:style-name="co74" table:default-cell-style-name="ce46"/>
        <table:table-column table:style-name="co9" table:default-cell-style-name="ce46"/>
        <table:table-column table:style-name="co75" table:default-cell-style-name="ce46"/>
        <table:table-column table:style-name="co25" table:number-columns-repeated="1015" table:default-cell-style-name="ce4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6" table:default-cell-style-name="ce50"/>
        <table:table-column table:style-name="co77" table:number-columns-repeated="10" table:default-cell-style-name="ce50"/>
        <table:table-column table:style-name="co25" table:number-columns-repeated="1013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50"/>
        <table:table-column table:style-name="co78" table:number-columns-repeated="9" table:default-cell-style-name="ce50"/>
        <table:table-column table:style-name="co25" table:number-columns-repeated="1014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9" table:default-cell-style-name="ce50"/>
        <table:table-column table:style-name="co80" table:number-columns-repeated="12" table:default-cell-style-name="ce50"/>
        <table:table-column table:style-name="co25" table:number-columns-repeated="1011" table:default-cell-style-name="ce50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9" table:default-cell-style-name="ce50"/>
        <table:table-column table:style-name="co81" table:number-columns-repeated="6" table:default-cell-style-name="ce50"/>
        <table:table-column table:style-name="co25" table:number-columns-repeated="1017" table:default-cell-style-name="ce50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8" table:default-cell-style-name="ce50"/>
        <table:table-column table:style-name="co13" table:number-columns-repeated="11" table:default-cell-style-name="ce50"/>
        <table:table-column table:style-name="co25" table:number-columns-repeated="1012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2" table:default-cell-style-name="ce50"/>
        <table:table-column table:style-name="co83" table:number-columns-repeated="11" table:default-cell-style-name="ce50"/>
        <table:table-column table:style-name="co25" table:number-columns-repeated="1012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2" table:default-cell-style-name="ce50"/>
        <table:table-column table:style-name="co83" table:number-columns-repeated="11" table:default-cell-style-name="ce50"/>
        <table:table-column table:style-name="co25" table:number-columns-repeated="1012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2" table:default-cell-style-name="ce50"/>
        <table:table-column table:style-name="co83" table:number-columns-repeated="11" table:default-cell-style-name="ce50"/>
        <table:table-column table:style-name="co25" table:number-columns-repeated="1012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4" table:default-cell-style-name="ce50"/>
        <table:table-column table:style-name="co67" table:default-cell-style-name="ce50"/>
        <table:table-column table:style-name="co57" table:number-columns-repeated="6" table:default-cell-style-name="ce50"/>
        <table:table-column table:style-name="co25" table:number-columns-repeated="1016" table:default-cell-style-name="ce50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50"/>
        <table:table-column table:style-name="co85" table:number-columns-repeated="6" table:default-cell-style-name="ce50"/>
        <table:table-column table:style-name="co25" table:number-columns-repeated="1017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6" table:default-cell-style-name="ce50"/>
        <table:table-column table:style-name="co26" table:number-columns-repeated="7" table:default-cell-style-name="ce50"/>
        <table:table-column table:style-name="co25" table:number-columns-repeated="1016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6" table:default-cell-style-name="ce50"/>
        <table:table-column table:style-name="co26" table:number-columns-repeated="7" table:default-cell-style-name="ce50"/>
        <table:table-column table:style-name="co25" table:number-columns-repeated="1016" table:default-cell-style-name="ce50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7:19:40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</meta:editing-cycles>
    <meta:creation-date>2019-04-16T08:05:59</meta:creation-date>
    <dc:date>2020-04-25T17:21:00.942000000</dc:date>
    <dc:language>fr-FR</dc:language>
    <meta:editing-duration>PT1M21S</meta:editing-duration>
    <meta:generator>LibreOffice/6.2.8.2$Windows_X86_64 LibreOffice_project/f82ddfca21ebc1e222a662a32b25c0c9d20169ee</meta:generator>
    <meta:document-statistic meta:table-count="49" meta:cell-count="18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